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 for Powerline" svg:font-family="'Inconsolata for Powerline'" style:font-pitch="fixed"/>
    <style:font-face style:name="Liberation Mono" svg:font-family="'Liberation Mono'" style:font-family-generic="modern" style:font-pitch="fixed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officeooo:rsid="000596eb" officeooo:paragraph-rsid="000596eb" style:font-size-asian="12pt" style:font-size-complex="12pt"/>
    </style:style>
    <style:style style:name="P2" style:family="paragraph" style:parent-style-name="Standard">
      <style:text-properties style:font-name="Liberation Sans" fo:font-size="12pt" officeooo:rsid="00081fe6" officeooo:paragraph-rsid="00081fe6" style:font-size-asian="12pt" style:font-size-complex="12pt"/>
    </style:style>
    <style:style style:name="P3" style:family="paragraph" style:parent-style-name="Standard">
      <style:text-properties style:font-name="Liberation Sans" fo:font-size="12pt" officeooo:rsid="00099c64" officeooo:paragraph-rsid="00099c64" style:font-size-asian="12pt" style:font-size-complex="12pt"/>
    </style:style>
    <style:style style:name="P4" style:family="paragraph" style:parent-style-name="Standard">
      <style:text-properties style:font-name="Inconsolata for Powerline" fo:font-size="12pt" fo:font-weight="bold" officeooo:rsid="00081fe6" officeooo:paragraph-rsid="00081fe6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Inconsolata for Powerline" fo:font-size="12pt" fo:font-weight="bold" officeooo:rsid="00099c64" officeooo:paragraph-rsid="00099c64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Inconsolata for Powerline" fo:font-size="12pt" fo:font-weight="bold" officeooo:rsid="00099c64" officeooo:paragraph-rsid="00099c64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top="0in" fo:margin-bottom="0.1965in" loext:contextual-spacing="false"/>
      <style:text-properties style:font-name="Inconsolata for Powerline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fo:font-weight="bold" officeooo:rsid="000596eb" officeooo:paragraph-rsid="000596eb" style:font-size-asian="12pt" style:font-weight-asian="bold" style:font-size-complex="12pt" style:font-weight-complex="bold"/>
    </style:style>
    <style:style style:name="T1" style:family="text">
      <style:text-properties officeooo:rsid="00081fe6"/>
    </style:style>
    <style:style style:name="T2" style:family="text">
      <style:text-properties officeooo:rsid="00099c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RA MENGGANTI SDDM (KDE login screen) ke LIGHTDM (DEEPIN login screen)</text:p>
      <text:p text:style-name="P1"/>
      <text:p text:style-name="P2">Status : KDE yang sedang terpasang</text:p>
      <text:p text:style-name="P2"/>
      <text:p text:style-name="P2">#Install Deepin :</text:p>
      <text:p text:style-name="P4">sudo pacman -S deepin deepin-extra</text:p>
      <text:p text:style-name="P2"/>
      <text:p text:style-name="P2">#Switch SDDM to LightDM</text:p>
      <text:p text:style-name="P2">#edit file /etc/lightdm/lightdm.conf, cari bari #greeter-session lalu ganti menjadi</text:p>
      <text:p text:style-name="P4">greeter-session=lightdm-deepin-greeter</text:p>
      <text:p text:style-name="P2"/>
      <text:p text:style-name="P3">#hapus file <text:span text:style-name="T1">/etc/systemd/system/display-manager.servic</text:span>e</text:p>
      <text:p text:style-name="P5">sudo rm /etc/systemd/system/display-manager.service</text:p>
      <text:p text:style-name="P3"/>
      <text:p text:style-name="P3">#sysmlink file /usr/lib/systemd/system/lightdm.service ke file /etc/systemd/system/display-manager.service</text:p>
      <text:p text:style-name="P5">sudo ln -s /usr/lib/systemd/system/lightdm.service /etc/systemd/system/display-manager.service</text:p>
      <text:p text:style-name="P3"/>
      <text:p text:style-name="P3">#Start dan enable lightdm service</text:p>
      <text:p text:style-name="P6">sudo systemctl start lightdm.service</text:p>
      <text:p text:style-name="P7"><text:span text:style-name="T2">sudo </text:span>systemctl enable lightdm.servic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 for Powerline" svg:font-family="'Inconsolata for Powerline'" style:font-pitch="fixed"/>
    <style:font-face style:name="Liberation Mono" svg:font-family="'Liberation Mono'" style:font-family-generic="modern" style:font-pitch="fixed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Mono" style:font-family-asian="'Noto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3:08:54.769847106</meta:creation-date>
    <dc:date>2017-11-07T03:18:39.205466748</dc:date>
    <meta:editing-duration>PT8M34S</meta:editing-duration>
    <meta:editing-cycles>5</meta:editing-cycles>
    <meta:generator>LibreOffice/5.4.2.2.0$Linux_X86_64 LibreOffice_project/40m0$Build-2</meta:generator>
    <meta:document-statistic meta:table-count="0" meta:image-count="0" meta:object-count="0" meta:page-count="1" meta:paragraph-count="14" meta:word-count="69" meta:character-count="712" meta:non-whitespace-character-count="657"/>
  </office:meta>
</office:document-meta>
</file>